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1B75964AF46B96C4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5.466cm" draw:z-index="0"><draw:image xlink:href="Pictures/1000000000000555000001B75964AF46B96C493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3:17:14.278000000</meta:creation-date>
    <dc:date>2020-05-05T14:04:23.048000000</dc:date>
    <meta:editing-duration>PT36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